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1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3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155ca" style:font-size-asian="11pt" style:font-size-complex="11pt"/>
    </style:style>
    <style:style style:name="P5" style:family="paragraph" style:parent-style-name="Standard_7e_LT_7e_Gliederung_20_1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6" style:family="paragraph" style:parent-style-name="Standard">
      <style:text-properties fo:color="#008000"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8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style:font-size-asian="11pt" style:font-size-complex="11pt"/>
    </style:style>
    <style:style style:name="P9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officeooo:rsid="000334a6" officeooo:paragraph-rsid="000334a6" style:font-size-asian="11pt" style:font-size-complex="11pt"/>
    </style:style>
    <style:style style:name="P10" style:family="paragraph" style:parent-style-name="Standard_7e_LT_7e_Gliederung_20_1">
      <style:paragraph-properties fo:margin-top="0cm" fo:margin-bottom="0cm" style:contextual-spacing="false"/>
      <style:text-properties style:use-window-font-color="true" style:font-name="Calibri" fo:font-size="11pt" officeooo:rsid="000334a6" officeooo:paragraph-rsid="000334a6" style:font-size-asian="11pt" style:font-size-complex="11pt"/>
    </style:style>
    <style:style style:name="P11" style:family="paragraph" style:parent-style-name="Standard_7e_LT_7e_Gliederung_20_1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334a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/>
    </style:style>
    <style:style style:name="T2" style:family="text">
      <style:text-properties fo:color="#666666"/>
    </style:style>
    <style:style style:name="T3" style:family="text">
      <style:text-properties fo:color="#000000"/>
    </style:style>
    <style:style style:name="T4" style:family="text">
      <style:text-properties fo:color="#000080"/>
    </style:style>
    <style:style style:name="T5" style:family="text">
      <style:text-properties fo:color="#0000ff"/>
    </style:style>
    <style:style style:name="T6" style:family="text">
      <style:text-properties fo:color="#0000ff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officeooo:rsid="000334a6"/>
    </style:style>
    <style:style style:name="T8" style:family="text">
      <style:text-properties fo:color="#c0c0c0"/>
    </style:style>
    <style:style style:name="T9" style:family="text">
      <style:text-properties fo:color="#9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<text:span text:style-name="T7">2</text:span>-1.vbs</text:p>
      <text:p text:style-name="P7"/>
      <text:p text:style-name="P10"><text:span text:style-name="T5">Dim</text:span> answer, number</text:p>
      <text:p text:style-name="P10">Number = CInt(InputBox(<text:span text:style-name="T9">"Please enter a number"</text:span>))</text:p>
      <text:p text:style-name="P10"/>
      <text:p text:style-name="P9">'We assign the result of the comparison number = 5 to the variable answer</text:p>
      <text:p text:style-name="P10">answer = number = <text:span text:style-name="T1">5</text:span></text:p>
      <text:p text:style-name="P10"/>
      <text:p text:style-name="P10"><text:span text:style-name="T6">if</text:span> answer <text:span text:style-name="T6">then</text:span></text:p>
      <text:p text:style-name="P10"><text:s text:c="2"/>MsgBox <text:span text:style-name="T9">"You entered 5"</text:span></text:p>
      <text:p text:style-name="P11">else</text:p>
      <text:p text:style-name="P10"><text:s text:c="2"/>MsgBox <text:span text:style-name="T9">"You entered a number different from 5"</text:span></text:p>
      <text:p text:style-name="P10"><text:span text:style-name="T6">end</text:span> <text:span text:style-name="T6">if</text:span></text:p>
      <text:p text:style-name="P3"/>
      <text:p text:style-name="P3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alibri1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3T18:00:04.475000000</dc:date>
    <meta:editing-duration>PT1M33S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1" meta:word-count="48" meta:character-count="410" meta:non-whitespace-character-count="369"/>
  </office:meta>
</office:document-meta>
</file>